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4126in"/>
    </style:style>
    <style:style style:name="co2" style:family="table-column">
      <style:table-column-properties fo:break-before="auto" style:column-width="1.7264in"/>
    </style:style>
    <style:style style:name="co3" style:family="table-column">
      <style:table-column-properties fo:break-before="auto" style:column-width="2.9063in"/>
    </style:style>
    <style:style style:name="co4" style:family="table-column">
      <style:table-column-properties fo:break-before="auto" style:column-width="3.4209in"/>
    </style:style>
    <style:style style:name="co5" style:family="table-column">
      <style:table-column-properties fo:break-before="auto" style:column-width="3.5063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4866in" fo:break-before="auto" style:use-optimal-row-height="true"/>
    </style:style>
    <style:style style:name="ro3" style:family="table-row">
      <style:table-row-properties style:row-height="0.3311in" fo:break-before="auto" style:use-optimal-row-height="true"/>
    </style:style>
    <style:style style:name="ro4" style:family="table-row">
      <style:table-row-properties style:row-height="0.798in"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wrap-option="wrap"/>
      <style:text-properties fo:font-weight="bold" style:font-weight-asian="bold" style:font-weight-complex="bold"/>
    </style:style>
    <style:style style:name="ce1" style:family="table-cell" style:parent-style-name="Default">
      <style:text-properties fo:font-weight="bold" style:font-weight-asian="bold" style:font-weight-complex="bold"/>
    </style:style>
    <style:style style:name="ce4" style:family="table-cell" style:parent-style-name="Default">
      <style:map style:condition="cell-content()=&quot;Astra Militarum&quot;" style:apply-style-name="Astra_20_Militarum_20_Colour" style:base-cell-address="Sheet1.B2"/>
    </style:style>
    <style:style style:name="ce10" style:family="table-cell" style:parent-style-name="Default">
      <style:map style:condition="cell-content()=&quot;Astra Militarum&quot;" style:apply-style-name="Astra_20_Militarum_20_Colour" style:base-cell-address="Sheet1.B147"/>
    </style:style>
    <style:style style:name="ce12" style:family="table-cell" style:parent-style-name="Default">
      <style:map style:condition="cell-content()=&quot;Astra Militarum&quot;" style:apply-style-name="Astra_20_Militarum_20_Colour" style:base-cell-address="Sheet1.B2"/>
    </style:style>
    <style:style style:name="ce13" style:family="table-cell" style:parent-style-name="Default">
      <style:map style:condition="cell-content()=&quot;No&quot;" style:apply-style-name="Bad" style:base-cell-address="Sheet1.C1"/>
    </style:style>
    <style:style style:name="ce11" style:family="table-cell" style:parent-style-name="Default">
      <style:table-cell-properties fo:wrap-option="wrap"/>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4"/>
        <table:table-column table:style-name="co3" table:default-cell-style-name="ce13"/>
        <table:table-column table:style-name="co4" table:default-cell-style-name="Default"/>
        <table:table-column table:style-name="co5" table:default-cell-style-name="ce11"/>
        <table:table-row table:style-name="ro1">
          <table:table-cell office:value-type="string" calcext:value-type="string">
            <text:p>Cards</text:p>
          </table:table-cell>
          <table:table-cell office:value-type="string" calcext:value-type="string">
            <text:p>Faction</text:p>
          </table:table-cell>
          <table:table-cell office:value-type="string" calcext:value-type="string">
            <text:p>Implemented</text:p>
          </table:table-cell>
          <table:table-cell office:value-type="string" calcext:value-type="string">
            <text:p>Reason</text:p>
          </table:table-cell>
          <table:table-cell office:value-type="string" calcext:value-type="string">
            <text:p>Notes</text:p>
          </table:table-cell>
        </table:table-row>
        <table:table-row table:style-name="ro2">
          <table:table-cell office:value-type="string" calcext:value-type="string">
            <text:p>Captain Cato Sicarius</text:p>
          </table:table-cell>
          <table:table-cell office:value-type="string" calcext:value-type="string">
            <text:p>Space Marines</text:p>
          </table:table-cell>
          <table:table-cell office:value-type="string" calcext:value-type="string">
            <text:p>Yes</text:p>
          </table:table-cell>
          <table:table-cell/>
          <table:table-cell office:value-type="string" calcext:value-type="string">
            <text:p>The game sometimes forgets to update the extra resource on the front-end; back-end it is fine. Simply refreshing the page fixes it.</text:p>
          </table:table-cell>
        </table:table-row>
        <table:table-row table:style-name="ro1">
          <table:table-cell office:value-type="string" calcext:value-type="string">
            <text:p>Colonel Strake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 High Sorcer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ackmaster Kith</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Eldorath Starbane</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Missing the blue targeting icon</text:p>
          </table:table-cell>
        </table:table-row>
        <table:table-row table:style-name="ro1">
          <table:table-cell office:value-type="string" calcext:value-type="string">
            <text:p>Commander Shadowsun</text:p>
          </table:table-cell>
          <table:table-cell office:value-type="string" calcext:value-type="string">
            <text:p>Tau</text:p>
          </table:table-cell>
          <table:table-cell office:value-type="string" calcext:value-type="string">
            <text:p>Yes</text:p>
          </table:table-cell>
          <table:table-cell/>
          <table:table-cell office:value-type="string" calcext:value-type="string">
            <text:p>Both discard and hand attachments supported.</text:p>
          </table:table-cell>
        </table:table-row>
        <table:table-row table:style-name="ro1">
          <table:table-cell office:value-type="string" calcext:value-type="string">
            <text:p>Sicarius’s Chose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ato’s Stronghold</text:p>
          </table:table-cell>
          <table:table-cell office:value-type="string" calcext:value-type="string">
            <text:p>Space Marines</text:p>
          </table:table-cell>
          <table:table-cell office:value-type="string" calcext:value-type="string">
            <text:p>Yes</text:p>
          </table:table-cell>
          <table:table-cell/>
          <table:table-cell office:value-type="string" calcext:value-type="string">
            <text:p>Missing the blue targeting icon</text:p>
          </table:table-cell>
        </table:table-row>
        <table:table-row table:style-name="ro1">
          <table:table-cell office:value-type="string" calcext:value-type="string">
            <text:p>The Fury of Sicari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llassarian Tempest Blad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10<text:span text:style-name="T1">th</text:span> Company Scou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ctical Squad Cardini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nored Libraria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ood Angels Veteran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aring Assault Squa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2">
          <table:table-cell office:value-type="string" calcext:value-type="string">
            <text:p>Land Raider</text:p>
          </table:table-cell>
          <table:table-cell office:value-type="string" calcext:value-type="string">
            <text:p>Space Marines</text:p>
          </table:table-cell>
          <table:table-cell office:value-type="string" calcext:value-type="string">
            <text:p>Yes</text:p>
          </table:table-cell>
          <table:table-cell/>
          <table:table-cell office:value-type="string" calcext:value-type="string">
            <text:p>NVM DOESN’T WORK WITH Exterminatus SINCE IT DOESN’T TARGET A UNIT LMAO THIS CARD IS TERRIBLE</text:p>
          </table:table-cell>
        </table:table-row>
        <table:table-row table:style-name="ro1">
          <table:table-cell office:value-type="string" calcext:value-type="string">
            <text:p>Ultramarines Dreadnough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teran Brother Maxo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ager Recrui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nds Techmarin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Raven Guard Spee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eathwing Guar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rop Pod Assaul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ndomitabl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xterminat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Godwyn Pattern Bolt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lo</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Fortress-Monastery</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ly Sepulchr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traken’s Command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Omega Zero Comma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Glorious Interventio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raken’s Cunning</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atling Deadey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dian Mortar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anctioned Psy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Leman Russ Battle Tank</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Mordian Hellhou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Assault Valkyri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alwart Ogry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ptain Marki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nginseer Augu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enal Legionna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nfantry Conscript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lysian Assault Team</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reemptive Barrag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uppressive F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stile Environment Gea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dyguar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mperial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ockcrete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tachan Outpost</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s Flash Git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Kraktoof Hall</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ga Is Bett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ybork Bod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iveling Grot</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N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Weirdboy Mania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ankbusta Bomma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ugged Killa Kan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Enraged Or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rushface</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d Do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bo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hoota M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urna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ttle Cr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otling Attac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quig Bombi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 Launch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Kanno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toof Bann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ellyporta Pad</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s Flamers</text:p>
          </table:table-cell>
          <table:table-cell office:value-type="string" calcext:value-type="string">
            <text:p>Chaos</text:p>
          </table:table-cell>
          <table:table-cell office:value-type="string" calcext:value-type="string">
            <text:p>Yes</text:p>
          </table:table-cell>
          <table:table-cell/>
          <table:table-cell office:value-type="string" calcext:value-type="string">
            <text:p>Unit is only sacrificed after the target has been chosen</text:p>
          </table:table-cell>
        </table:table-row>
        <table:table-row table:style-name="ro1">
          <table:table-cell office:value-type="string" calcext:value-type="string">
            <text:p>Shrine of Warpflam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Infernal Gatewa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ark of Chao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Alpha Legion Infiltr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ossesse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plintered Path Acolyt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horne Berzerk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cious Bloodlett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Umbral Preach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Black Legion Heldrak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avenous Flesh Hound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rulent Plague Squa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Chaos Fanatic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ul Grind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Xavaes Split-Tongu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Warp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Tzeentch’s Fire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romise of Glo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une-Encrusted Arm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Dire Mutation</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Fortress of Madnes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urder Cogit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ith’s Khymeramas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hymera D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act of the Haemonculi</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gonizer of Br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barite Marksma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Incubus Warri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aemonculus Torment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ellion Ga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easthunter Wyche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aleful Mandrak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Vile Raid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lack Heart Ravag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Murder of Razorwing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Coliseum Figh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abalite Strike Forc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ren Zythlex</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ower from Pai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rchon’s Terr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Raid</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ufferi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ypex Injector</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Must be called separately at the end of every DE event.</text:p>
          </table:table-cell>
        </table:table-row>
        <table:table-row table:style-name="ro1">
          <table:table-cell office:value-type="string" calcext:value-type="string">
            <text:p>Altar of Torment</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3">
          <table:table-cell office:value-type="string" calcext:value-type="string">
            <text:p>Twisted Laboratory</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Unsure how this should work with effects that grant text. Currently it cancels all of the effects regardless.</text:p>
          </table:table-cell>
        </table:table-row>
        <table:table-row table:style-name="ro1">
          <table:table-cell office:value-type="string" calcext:value-type="string">
            <text:p>Starbane’s Counci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aitoc Shrine</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Missing the blue targeting icon</text:p>
          </table:table-cell>
        </table:table-row>
        <table:table-row table:style-name="ro1">
          <table:table-cell office:value-type="string" calcext:value-type="string">
            <text:p>Foresigh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Mobility</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Guardian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tansar Ra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Eldar Survivalis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ildrider Squadr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oaring Falc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ailing Wraithfight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Iyanden Wraithguard</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rouded Harlequi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wordwind Farse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ilvered Blade Ave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Warp Spid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piritseer Erath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4">
          <table:table-cell office:value-type="string" calcext:value-type="string">
            <text:p>Superiorit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mmand struggle interrupts are not done, due to this being highly inefficient and slowing the game down considerably. Instead, Superiority should be played during the window given for players to use cards before command struggles.</text:p>
          </table:table-cell>
        </table:table-row>
        <table:table-row table:style-name="ro2">
          <table:table-cell office:value-type="string" calcext:value-type="string">
            <text:p>Nullif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Needs ongoing support to ensure that it works with future cards. Also likely the buggiest card in the game right now.</text:p>
          </table:table-cell>
        </table:table-row>
        <table:table-row table:style-name="ro1">
          <table:table-cell office:value-type="string" calcext:value-type="string">
            <text:p>Doom</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Gift of Ish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3">
          <table:table-cell office:value-type="string" calcext:value-type="string">
            <text:p>Banshee Power Sword</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ards must be discarded when the unit is declared as an attacker.</text:p>
          </table:table-cell>
        </table:table-row>
        <table:table-row table:style-name="ro1">
          <table:table-cell office:value-type="string" calcext:value-type="string">
            <text:p>Corsair Trading Por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raftworld Gat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adowsun’s Stealth Cadre</text:p>
          </table:table-cell>
          <table:table-cell table:style-name="ce10" office:value-type="string" calcext:value-type="string">
            <text:p>Tau</text:p>
          </table:table-cell>
          <table:table-cell office:value-type="string" calcext:value-type="string">
            <text:p>Yes</text:p>
          </table:table-cell>
          <table:table-cell table:number-columns-repeated="2"/>
        </table:table-row>
        <table:table-row table:style-name="ro3">
          <table:table-cell office:value-type="string" calcext:value-type="string">
            <text:p>Communications Relay</text:p>
          </table:table-cell>
          <table:table-cell table:style-name="ce12" office:value-type="string" calcext:value-type="string">
            <text:p>Tau</text:p>
          </table:table-cell>
          <table:table-cell office:value-type="string" calcext:value-type="string">
            <text:p>YES</text:p>
          </table:table-cell>
          <table:table-cell/>
          <table:table-cell office:value-type="string" calcext:value-type="string">
            <text:p>Needs ongoing support to ensure that it works with future cards.</text:p>
          </table:table-cell>
        </table:table-row>
        <table:table-row table:style-name="ro1">
          <table:table-cell office:value-type="string" calcext:value-type="string">
            <text:p>Squadron Redeployment</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ommand-Link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con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ior’la Marksm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rnivore Pack</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ash’ya Trailblazer</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Elit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Strike Tea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risis Battle Guar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arth Caste Technici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Gun Drone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tingwing Swa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blade Kais’vr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xperimental Devilfish</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ven the Odd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lculated Strik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Deceptio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ulsor Impact Fiel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Ion Rifl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rontline Launch Bay</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Ambush Platfo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No Mercy</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Void Pirat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Rogue Trader</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Fall Back!</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ethium Min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otion</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lannum</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Atrox Prime</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Barl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Eloui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Carna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Tarr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Osus IV</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Ferri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Y’var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Iridial</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3">
          <table:table-cell table:style-name="ce2" office:value-type="string" calcext:value-type="string">
            <text:p>Proportion of core set cards implemented:</text:p>
          </table:table-cell>
          <table:table-cell/>
          <table:table-cell table:formula="of:=COUNTIF([.C2:.C185];&quot;Yes&quot;)/184"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The Great Devourer</text:p>
          </table:table-cell>
          <table:table-cell table:number-columns-repeated="4"/>
        </table:table-row>
        <table:table-row table:style-name="ro1">
          <table:table-cell office:value-type="string" calcext:value-type="string">
            <text:p>“Old One Ey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urking Hormagaunt</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Awakening Caver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Ferocious Strength</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eat Scything Talon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he Swarmlo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Warrio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eviathan Hive Ship</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Indescribable Horr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one Sabr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avage Warrior Prim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lazing Zoan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avid Tervi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alking Lict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nomthrope Pollut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ipper Swarm</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rangler Broo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entr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unter Gargoyl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irulent Spore Sac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cything Hormagau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oxic Venom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Hord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olatile Pyrovor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pike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yranid Warri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3">
          <table:table-cell office:value-type="string" calcext:value-type="string">
            <text:p>Swarm Guard</text:p>
          </table:table-cell>
          <table:table-cell office:value-type="string" calcext:value-type="string">
            <text:p>Tyranids</text:p>
          </table:table-cell>
          <table:table-cell office:value-type="string" calcext:value-type="string">
            <text:p>Yes</text:p>
          </table:table-cell>
          <table:table-cell/>
          <table:table-cell office:value-type="string" calcext:value-type="string">
            <text:p>Termagants may live unexpectedly if the Swarm Guard is destroyed/leaves play.</text:p>
          </table:table-cell>
        </table:table-row>
        <table:table-row table:style-name="ro1">
          <table:table-cell office:value-type="string" calcext:value-type="string">
            <text:p>Adamant Hive Gua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2">
          <table:table-cell office:value-type="string" calcext:value-type="string">
            <text:p>Ymgarl Genestealer</text:p>
          </table:table-cell>
          <table:table-cell office:value-type="string" calcext:value-type="string">
            <text:p>Tyranids</text:p>
          </table:table-cell>
          <table:table-cell office:value-type="string" calcext:value-type="string">
            <text:p>Yes</text:p>
          </table:table-cell>
          <table:table-cell/>
          <table:table-cell office:value-type="string" calcext:value-type="string">
            <text:p>Ymgarl Genestealer may live unexpectedly if the Synapse from which it was gaining additional health is destroyed/leaves play.</text:p>
          </table:table-cell>
        </table:table-row>
        <table:table-row table:style-name="ro1">
          <table:table-cell office:value-type="string" calcext:value-type="string">
            <text:p>Ravenous Haruspex</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iovore Spore Launch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hrieking Harp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urrowing Try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logged with Corps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red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awn Termaga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ore Burst</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ark Cunning</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onsumption</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gener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Noxious Fleshbor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incer Tail</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arasitic Infec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eavy Venom Cann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Chamber</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igestion Pool</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Mycetic Spor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ore Chimne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ynaptic Link</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teran Barbrus</text:p>
          </table:table-cell>
          <table:table-cell office:value-type="string" calcext:value-type="string">
            <text:p>Space Marine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Vengeance!</text:p>
          </table:table-cell>
          <table:table-cell office:value-type="string" calcext:value-type="string">
            <text:p>Space Marine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eraphim Superior Allegra</text:p>
          </table:table-cell>
          <table:table-cell office:value-type="string" calcext:value-type="string">
            <text:p>Astra Militarum</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oly Fusilade</text:p>
          </table:table-cell>
          <table:table-cell office:value-type="string" calcext:value-type="string">
            <text:p>Astra Militarum</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Boss Zugnog</text:p>
          </table:table-cell>
          <table:table-cell office:value-type="string" calcext:value-type="string">
            <text:p>Ork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Ork Landa</text:p>
          </table:table-cell>
          <table:table-cell office:value-type="string" calcext:value-type="string">
            <text:p>Ork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oghrax Bloodhand</text:p>
          </table:table-cell>
          <table:table-cell office:value-type="string" calcext:value-type="string">
            <text:p>Chao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Ecstatic Seizures</text:p>
          </table:table-cell>
          <table:table-cell office:value-type="string" calcext:value-type="string">
            <text:p>Chao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olarite Avetys</text:p>
          </table:table-cell>
          <table:table-cell office:value-type="string" calcext:value-type="string">
            <text:p>Dark 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ark Possession</text:p>
          </table:table-cell>
          <table:table-cell office:value-type="string" calcext:value-type="string">
            <text:p>Dark 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utach Celachia</text:p>
          </table:table-cell>
          <table:table-cell office:value-type="string" calcext:value-type="string">
            <text:p>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ubdual</text:p>
          </table:table-cell>
          <table:table-cell office:value-type="string" calcext:value-type="string">
            <text:p>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athfinder Shi Or’es</text:p>
          </table:table-cell>
          <table:table-cell office:value-type="string" calcext:value-type="string">
            <text:p>Tau</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pair Bay</text:p>
          </table:table-cell>
          <table:table-cell office:value-type="string" calcext:value-type="string">
            <text:p>Tau</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table:number-columns-repeated="5"/>
        </table:table-row>
        <table:table-row table:style-name="ro3">
          <table:table-cell table:style-name="ce2" office:value-type="string" calcext:value-type="string">
            <text:p>Proportion of The Great Devourer cards implemented:</text:p>
          </table:table-cell>
          <table:table-cell/>
          <table:table-cell table:formula="of:=COUNTIF([.C190:.C252];&quot;Yes&quot;)/(63)" office:value-type="float" office:value="0.714285714285714" calcext:value-type="float">
            <text:p>0.714285714285714</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Legions of Death</text:p>
          </table:table-cell>
          <table:table-cell table:number-columns-repeated="4"/>
        </table:table-row>
        <table:table-row table:style-name="ro1">
          <table:table-cell office:value-type="string" calcext:value-type="string">
            <text:p>Nahumekh</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estroyer Cultis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Obedienc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at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he Staff of Command</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nrakyr the Travell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yrrhian Eternal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lumbering Tomb</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wake the Sleeper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yrrhian Warscyth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Canoptek Scarab Swarm</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Warriors of Gidrim</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Flayed Ones Pack</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Immortal Vanguard</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atrolling Wraith</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ecaying Warrior Squad</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eathmark Assassin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andragoran Immortal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omb Blade Squadron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animating Warrior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Canoptek Spyd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Immortal Legion</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raetorian Ancien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arbinger of Eternity</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Lychguard Sentinel</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oom Scythe Invad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oomsday Ark</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read Monolith</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animation Protocol</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cycl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echanical Enhancemen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rudgery</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Extermination</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Gauss Flay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oyal Phylactery</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yperphase Sword</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surrection Orb</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ind Shackle Scarab</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imeworn Stasis-Cryp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Weight of the Aeon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Eternity Gat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autekh Complex</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aster Program</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article Whip</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Freebooter Kaptain</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Backlash</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office:value-type="string" calcext:value-type="string">
            <text:p>:&lt;</text:p>
          </table:table-cell>
        </table:table-row>
        <table:table-row table:style-name="ro1">
          <table:table-cell office:value-type="string" calcext:value-type="string">
            <text:p>Defense Battery</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office:value-type="string" calcext:value-type="string">
            <text:p>:&lt;</text:p>
          </table:table-cell>
        </table:table-row>
        <table:table-row table:style-name="ro1">
          <table:table-cell office:value-type="string" calcext:value-type="string">
            <text:p>STC Fragment</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avenwing Escort</text:p>
          </table:table-cell>
          <table:table-cell office:value-type="string" calcext:value-type="string">
            <text:p>Space Marine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tandard Bearer</text:p>
          </table:table-cell>
          <table:table-cell office:value-type="string" calcext:value-type="string">
            <text:p>Astra Militarum</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Goff Brawlers</text:p>
          </table:table-cell>
          <table:table-cell office:value-type="string" calcext:value-type="string">
            <text:p>Ork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Venomous Fiend</text:p>
          </table:table-cell>
          <table:table-cell office:value-type="string" calcext:value-type="string">
            <text:p>Chao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reacherous Lhamaean</text:p>
          </table:table-cell>
          <table:table-cell office:value-type="string" calcext:value-type="string">
            <text:p>Dark 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Nightshade Interceptor</text:p>
          </table:table-cell>
          <table:table-cell office:value-type="string" calcext:value-type="string">
            <text:p>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ir Caste Courier</text:p>
          </table:table-cell>
          <table:table-cell office:value-type="string" calcext:value-type="string">
            <text:p>Tau</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warmling Termangant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table:number-columns-repeated="5"/>
        </table:table-row>
        <table:table-row table:style-name="ro3">
          <table:table-cell table:style-name="ce2" office:value-type="string" calcext:value-type="string">
            <text:p>Proportion of Legions of Death cards implemented:</text:p>
          </table:table-cell>
          <table:table-cell/>
          <table:table-cell table:formula="of:=COUNTIF([.C257:.C312];&quot;Yes&quot;)/(56)" office:value-type="float" office:value="0" calcext:value-type="float">
            <text:p>0</text:p>
          </table:table-cell>
          <table:table-cell table:number-columns-repeated="2"/>
        </table:table-row>
        <table:table-row table:style-name="ro1" table:number-rows-repeated="1048261">
          <table:table-cell table:number-columns-repeated="5"/>
        </table:table-row>
        <table:table-row table:style-name="ro1">
          <table:table-cell table:number-columns-repeated="5"/>
        </table:table-row>
        <calcext:conditional-formats>
          <calcext:conditional-format calcext:target-range-address="Sheet1.B1:Sheet1.B146 Sheet1.B148:Sheet1.B1048576">
            <calcext:condition calcext:apply-style-name="Astra Militarum Colour" calcext:value="=&quot;Astra Militarum&quot;" calcext:base-cell-address="Sheet1.B2"/>
          </calcext:conditional-format>
          <calcext:conditional-format calcext:target-range-address="Sheet1.B1:Sheet1.B146 Sheet1.B148:Sheet1.B1048576">
            <calcext:condition calcext:apply-style-name="Space Marines" calcext:value="=&quot;Space Marines&quot;" calcext:base-cell-address="Sheet1.B1"/>
          </calcext:conditional-format>
          <calcext:conditional-format calcext:target-range-address="Sheet1.B1:Sheet1.B146 Sheet1.B148:Sheet1.B1048576">
            <calcext:condition calcext:apply-style-name="Orks Colour" calcext:value="=&quot;Orks&quot;" calcext:base-cell-address="Sheet1.B1"/>
          </calcext:conditional-format>
          <calcext:conditional-format calcext:target-range-address="Sheet1.B1:Sheet1.B146 Sheet1.B148:Sheet1.B1048576">
            <calcext:condition calcext:apply-style-name="Chaos Colour" calcext:value="=&quot;Chaos&quot;" calcext:base-cell-address="Sheet1.B1"/>
          </calcext:conditional-format>
          <calcext:conditional-format calcext:target-range-address="Sheet1.B1:Sheet1.B146 Sheet1.B148:Sheet1.B1048576">
            <calcext:condition calcext:apply-style-name="Dark Eldar Colour" calcext:value="=&quot;Dark Eldar&quot;" calcext:base-cell-address="Sheet1.B1"/>
          </calcext:conditional-format>
          <calcext:conditional-format calcext:target-range-address="Sheet1.B1:Sheet1.B146 Sheet1.B148:Sheet1.B1048576">
            <calcext:condition calcext:apply-style-name="Eldar Colour" calcext:value="=&quot;Eldar&quot;" calcext:base-cell-address="Sheet1.B1"/>
          </calcext:conditional-format>
          <calcext:conditional-format calcext:target-range-address="Sheet1.B1:Sheet1.B146 Sheet1.B148:Sheet1.B1048576">
            <calcext:condition calcext:apply-style-name="Tau Colour" calcext:value="=&quot;Tau&quot;" calcext:base-cell-address="Sheet1.B1"/>
          </calcext:conditional-format>
          <calcext:conditional-format calcext:target-range-address="Sheet1.B147:Sheet1.B169">
            <calcext:condition calcext:apply-style-name="Astra Militarum Colour" calcext:value="=&quot;Astra Militarum&quot;" calcext:base-cell-address="Sheet1.B147"/>
          </calcext:conditional-format>
          <calcext:conditional-format calcext:target-range-address="Sheet1.B147:Sheet1.B169">
            <calcext:condition calcext:apply-style-name="Space Marines" calcext:value="=&quot;Space Marines&quot;" calcext:base-cell-address="Sheet1.B147"/>
          </calcext:conditional-format>
          <calcext:conditional-format calcext:target-range-address="Sheet1.B147:Sheet1.B169">
            <calcext:condition calcext:apply-style-name="Orks Colour" calcext:value="=&quot;Orks&quot;" calcext:base-cell-address="Sheet1.B147"/>
          </calcext:conditional-format>
          <calcext:conditional-format calcext:target-range-address="Sheet1.B147:Sheet1.B169">
            <calcext:condition calcext:apply-style-name="Chaos Colour" calcext:value="=&quot;Chaos&quot;" calcext:base-cell-address="Sheet1.B147"/>
          </calcext:conditional-format>
          <calcext:conditional-format calcext:target-range-address="Sheet1.B147:Sheet1.B169">
            <calcext:condition calcext:apply-style-name="Dark Eldar Colour" calcext:value="=&quot;Dark Eldar&quot;" calcext:base-cell-address="Sheet1.B147"/>
          </calcext:conditional-format>
          <calcext:conditional-format calcext:target-range-address="Sheet1.B147:Sheet1.B169">
            <calcext:condition calcext:apply-style-name="Eldar Colour" calcext:value="=&quot;Eldar&quot;" calcext:base-cell-address="Sheet1.B147"/>
          </calcext:conditional-format>
          <calcext:conditional-format calcext:target-range-address="Sheet1.B147:Sheet1.B169">
            <calcext:condition calcext:apply-style-name="Tau Colour" calcext:value="=&quot;Tau&quot;" calcext:base-cell-address="Sheet1.B147"/>
          </calcext:conditional-format>
          <calcext:conditional-format calcext:target-range-address="Sheet1.C1:Sheet1.C1048576">
            <calcext:condition calcext:apply-style-name="Bad" calcext:value="=&quot;No&quot;" calcext:base-cell-address="Sheet1.C1"/>
          </calcext:conditional-format>
          <calcext:conditional-format calcext:target-range-address="Sheet1.C1:Sheet1.C1048576">
            <calcext:condition calcext:apply-style-name="Good" calcext:value="=&quot;Yes&quot;" calcext:base-cell-address="Sheet1.C1"/>
          </calcext:conditional-format>
          <calcext:conditional-format calcext:target-range-address="Sheet1.C1:Sheet1.C1048576">
            <calcext:condition calcext:apply-style-name="Neutral" calcext:value="=&quot;Maybe&quot;" calcext:base-cell-address="Sheet1.C1"/>
          </calcext:conditional-format>
          <calcext:conditional-format calcext:target-range-address="Sheet1.B1:Sheet1.B1048576">
            <calcext:condition calcext:apply-style-name="Necron Colour" calcext:value="=&quot;Necrons&quot;" calcext:base-cell-address="Sheet1.B1"/>
          </calcext:conditional-format>
          <calcext:conditional-format calcext:target-range-address="Sheet1.B1:Sheet1.B1048576">
            <calcext:condition calcext:apply-style-name="Tyranids Colour" calcext:value="=&quot;Tyranids&quot;" calcext:base-cell-address="Sheet1.B1"/>
          </calcext:conditional-format>
        </calcext:conditional-formats>
      </table:table>
      <table:named-expressions>
        <table:named-range table:name="Card" table:base-cell-address="$Sheet1.$A$1" table:cell-range-address="$Sheet1.$A:.$A"/>
        <table:named-range table:name="Cards" table:base-cell-address="$Sheet1.$A$1" table:cell-range-address="$Sheet1.$A$1"/>
      </table:named-expressions>
      <table:database-ranges>
        <table:database-range table:name="__Anonymous_Sheet_DB__0" table:target-range-address="Sheet1.A1:Sheet1.E185"/>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currency-style style:name="N129P0" style:volatile="true">
      <number:currency-symbol number:language="en" number:country="US">$</number:currency-symbol>
      <number:number number:decimal-places="2" number:min-decimal-places="2" number:min-integer-digits="1" number:grouping="true"/>
    </number:currency-style>
    <number:currency-style style:name="N129">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9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Space_20_Marines_20_Colour" style:display-name="Space Marines Colour" style:family="table-cell" style:parent-style-name="Default">
      <style:table-cell-properties fo:background-color="#2a6099"/>
    </style:style>
    <style:style style:name="Space_20_Marines" style:display-name="Space Marines" style:family="table-cell" style:parent-style-name="Default">
      <style:table-cell-properties fo:background-color="#2a6099"/>
    </style:style>
    <style:style style:name="Astra_20_Militarum_20_Colour" style:display-name="Astra Militarum Colour" style:family="table-cell" style:parent-style-name="Default">
      <style:table-cell-properties fo:background-color="#808080"/>
    </style:style>
    <style:style style:name="Orks_20_Colour" style:display-name="Orks Colour" style:family="table-cell" style:parent-style-name="Default">
      <style:table-cell-properties fo:background-color="#81d41a"/>
    </style:style>
    <style:style style:name="Chaos_20_Colour" style:display-name="Chaos Colour" style:family="table-cell" style:parent-style-name="Default">
      <style:table-cell-properties fo:background-color="#ff0000"/>
    </style:style>
    <style:style style:name="Dark_20_Eldar_20_Colour" style:display-name="Dark Eldar Colour" style:family="table-cell" style:parent-style-name="Default">
      <style:table-cell-properties fo:background-color="#780373"/>
    </style:style>
    <style:style style:name="Eldar_20_Colour" style:display-name="Eldar Colour" style:family="table-cell" style:parent-style-name="Default">
      <style:table-cell-properties fo:background-color="#ffff38"/>
    </style:style>
    <style:style style:name="Tau_20_Colour" style:display-name="Tau Colour" style:family="table-cell" style:parent-style-name="Default">
      <style:table-cell-properties fo:background-color="#b4c7dc"/>
    </style:style>
    <style:style style:name="Necron_20_Colour" style:display-name="Necron Colour" style:family="table-cell" style:parent-style-name="Default">
      <style:table-cell-properties fo:background-color="#127622" style:diagonal-bl-tr="none" style:diagonal-tl-br="none"/>
    </style:style>
    <style:style style:name="Tyranids_20_Colour" style:display-name="Tyranids Colour" style:family="table-cell" style:parent-style-name="Default">
      <style:table-cell-properties fo:background-color="#7b3d00"/>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4-26">00/00/0000</text:date>, <text:time style:data-style-name="N2" text:time-value="18:06:00.5384657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3-10T07:45:58.539233800</meta:creation-date>
    <dc:date>2025-04-26T19:39:10.938219900</dc:date>
    <meta:editing-duration>P5DT4H11M23S</meta:editing-duration>
    <meta:editing-cycles>179</meta:editing-cycles>
    <meta:generator>LibreOffice/25.2.2.2$Windows_X86_64 LibreOffice_project/7370d4be9e3cf6031a51beef54ff3bda878e3fac</meta:generator>
    <meta:document-statistic meta:table-count="1" meta:cell-count="1013" meta:object-count="0"/>
  </office:meta>
</office:document-meta>
</file>